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400000500E81989D34AED993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62cm, 9.466cm, 5.893cm, 5.836cm)" draw:image-opacity="100%" style:mirror="none"/>
    </style:style>
    <style:style style:name="gr2" style:family="graphic" style:parent-style-name="standard">
      <style:graphic-properties draw:stroke="none" draw:fill="solid" draw:fill-color="#282828" draw:textarea-horizontal-align="justify" draw:textarea-vertical-align="middle" draw:auto-grow-height="false" fo:min-height="6.417cm" fo:min-width="2.992cm"/>
    </style:style>
    <style:style style:name="gr3" style:family="graphic" style:parent-style-name="objectwithoutfill">
      <style:graphic-properties svg:stroke-width="0.152cm" svg:stroke-color="#ff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00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2.078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282828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529cm" svg:height="29.292cm" svg:x="1.317cm" svg:y="0.283cm">
          <draw:image xlink:href="Pictures/100000000000038400000500E81989D34AED9931.jpg" xlink:type="simple" xlink:show="embed" xlink:actuate="onLoad" draw:mime-type="image/jpeg">
            <text:p/>
          </draw:image>
        </draw:frame>
        <draw:custom-shape draw:style-name="gr2" draw:text-style-name="P2" draw:layer="layout" svg:width="3.492cm" svg:height="6.667cm" svg:x="8.62cm" svg:y="7.35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10.918cm" svg:height="11.459cm" draw:transform="skewX (0.0148352986419519) rotate (1.88635185555547) translate (3.38861654828199cm 11.3797534709717cm)" svg:viewBox="0 0 10919 11460" svg:d="M0 11460c7348-1 10919-11460 10919-11460">
          <text:p/>
        </draw:path>
        <draw:path draw:style-name="gr4" draw:text-style-name="P1" draw:layer="layout" svg:width="16.131cm" svg:height="6.142cm" draw:transform="skewX (-0.643502895210309) rotate (-1.46276044609645) translate (5.61055609432474cm -2.33792342318146cm)" svg:viewBox="0 0 16132 6143" svg:d="M0 6143c10857 1 16132-6143 16132-6143">
          <text:p/>
        </draw:path>
        <draw:path draw:style-name="gr4" draw:text-style-name="P1" draw:layer="layout" svg:width="16.088cm" svg:height="4.649cm" draw:transform="skewX (-0.809134641224571) rotate (-1.48894038487636) translate (4.23551912416194cm -2.33377338601656cm)" svg:viewBox="0 0 16089 4650" svg:d="M0 4650c10828 2 16089-4650 16089-4650">
          <text:p/>
        </draw:path>
        <draw:path draw:style-name="gr3" draw:text-style-name="P1" draw:layer="layout" svg:width="16.519cm" svg:height="11.005cm" draw:transform="skewX (-0.288502925354663) rotate (1.76260801158907) translate (3.14937051647121cm 18.1692178303118cm)" svg:viewBox="0 0 16520 11006" svg:d="M0 11006c11117-3 16520-11006 16520-11006">
          <text:p/>
        </draw:path>
        <draw:path draw:style-name="gr4" draw:text-style-name="P1" draw:layer="layout" svg:width="7.123cm" svg:height="4.095cm" draw:transform="skewX (0.0918043186549017) rotate (0.776322451287078) translate (6.497cm 13.7cm)" svg:viewBox="0 0 7124 4096" svg:d="M0 0c8454 1 7035 4096 7035 4096">
          <text:p/>
        </draw:path>
        <draw:custom-shape draw:style-name="gr5" draw:text-style-name="P3" draw:layer="layout" svg:width="0.953cm" svg:height="14.089cm" draw:transform="rotate (0.436332312998582) translate (8.687cm 0.48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4" draw:text-style-name="P1" draw:layer="layout" svg:width="17.484cm" svg:height="9.718cm" draw:transform="skewX (-0.735132680940012) rotate (-2.47260795130037) translate (22.1770109412915cm 2.85599708771987cm)" svg:viewBox="0 0 17485 9719" svg:d="M0 9719c12127 1 17485-9719 17485-9719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10-18T10:15:13.730991544</dc:date>
    <meta:editing-duration>PT25M50S</meta:editing-duration>
    <meta:editing-cycles>4</meta:editing-cycles>
    <meta:generator>LibreOffice/7.3.7.2$Linux_X86_64 LibreOffice_project/30$Build-2</meta:generator>
    <meta:document-statistic meta:object-count="9"/>
  </office:meta>
</office:document-meta>
</file>